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3.584cm" fo:margin-left="1.27cm" fo:margin-top="0cm" fo:margin-bottom="0cm" table:align="left" style:writing-mode="lr-tb"/>
    </style:style>
    <style:style style:name="Table1.A" style:family="table-column">
      <style:table-column-properties style:column-width="13.584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6.475cm" fo:margin-left="-0.191cm" fo:margin-top="0cm" fo:margin-bottom="0cm" table:align="left" style:writing-mode="lr-tb"/>
    </style:style>
    <style:style style:name="Table2.A" style:family="table-column">
      <style:table-column-properties style:column-width="15.251cm"/>
    </style:style>
    <style:style style:name="Table2.B" style:family="table-column">
      <style:table-column-properties style:column-width="1.222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3.584cm" fo:margin-left="1.27cm" fo:margin-top="0cm" fo:margin-bottom="0cm" table:align="left" style:writing-mode="lr-tb"/>
    </style:style>
    <style:style style:name="Table3.A" style:family="table-column">
      <style:table-column-properties style:column-width="13.584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4" style:family="table">
      <style:table-properties style:width="16.475cm" fo:margin-left="-0.191cm" fo:margin-top="0cm" fo:margin-bottom="0cm" table:align="left" style:writing-mode="lr-tb"/>
    </style:style>
    <style:style style:name="Table4.A" style:family="table-column">
      <style:table-column-properties style:column-width="15.251cm"/>
    </style:style>
    <style:style style:name="Table4.B" style:family="table-column">
      <style:table-column-properties style:column-width="1.222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none"/>
    </style:style>
    <style:style style:name="Table5" style:family="table">
      <style:table-properties style:width="16.492cm" fo:margin-left="-0.191cm" fo:margin-top="0cm" fo:margin-bottom="0cm" table:align="left" style:writing-mode="lr-tb"/>
    </style:style>
    <style:style style:name="Table5.A" style:family="table-column">
      <style:table-column-properties style:column-width="16.492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18cm solid #00000a"/>
    </style:style>
    <style:style style:name="Table6" style:family="table">
      <style:table-properties style:width="16.492cm" fo:margin-left="-0.191cm" fo:margin-top="0cm" fo:margin-bottom="0cm" table:align="left" style:writing-mode="lr-tb"/>
    </style:style>
    <style:style style:name="Table6.A" style:family="table-column">
      <style:table-column-properties style:column-width="14.751cm"/>
    </style:style>
    <style:style style:name="Table6.B" style:family="table-column">
      <style:table-column-properties style:column-width="1.739cm"/>
    </style:style>
    <style:style style:name="Table6.1" style:family="table-row">
      <style:table-row-properties style:keep-together="true" fo:keep-together="auto"/>
    </style:style>
    <style:style style:name="Table6.A1" style:family="table-cell">
      <style:table-cell-properties fo:background-color="#ffffff" fo:padding-left="0.191cm" fo:padding-right="0.191cm" fo:padding-top="0cm" fo:padding-bottom="0cm" fo:border-left="none" fo:border-right="none" fo:border-top="none" fo:border-bottom="0.053cm solid #c9c9c9">
        <style:background-image/>
      </style:table-cell-properties>
    </style:style>
    <style:style style:name="Table6.A2" style:family="table-cell">
      <style:table-cell-properties fo:background-color="#ededed" fo:padding-left="0.191cm" fo:padding-right="0.191cm" fo:padding-top="0cm" fo:padding-bottom="0cm" fo:border-left="none" fo:border-right="0.009cm solid #c9c9c9" fo:border-top="0.009cm solid #c9c9c9" fo:border-bottom="0.009cm solid #c9c9c9">
        <style:background-image/>
      </style:table-cell-properties>
    </style:style>
    <style:style style:name="Table6.B2" style:family="table-cell">
      <style:table-cell-properties fo:background-color="#ededed" fo:padding-left="0.191cm" fo:padding-right="0.191cm" fo:padding-top="0cm" fo:padding-bottom="0cm" fo:border-left="0.009cm solid #c9c9c9" fo:border-right="none" fo:border-top="0.009cm solid #c9c9c9" fo:border-bottom="0.009cm solid #c9c9c9">
        <style:background-image/>
      </style:table-cell-properties>
    </style:style>
    <style:style style:name="Table6.A3" style:family="table-cell">
      <style:table-cell-properties fo:padding-left="0.191cm" fo:padding-right="0.191cm" fo:padding-top="0cm" fo:padding-bottom="0cm" fo:border-left="none" fo:border-right="0.009cm solid #c9c9c9" fo:border-top="0.009cm solid #c9c9c9" fo:border-bottom="0.009cm solid #c9c9c9"/>
    </style:style>
    <style:style style:name="Table6.B3" style:family="table-cell">
      <style:table-cell-properties fo:padding-left="0.191cm" fo:padding-right="0.191cm" fo:padding-top="0cm" fo:padding-bottom="0cm" fo:border-left="0.009cm solid #c9c9c9" fo:border-right="none" fo:border-top="0.009cm solid #c9c9c9" fo:border-bottom="0.009cm solid #c9c9c9"/>
    </style:style>
    <style:style style:name="Table6.A4" style:family="table-cell">
      <style:table-cell-properties fo:background-color="#ededed" fo:padding-left="0.191cm" fo:padding-right="0.191cm" fo:padding-top="0cm" fo:padding-bottom="0cm" fo:border-left="none" fo:border-right="0.009cm solid #c9c9c9" fo:border-top="0.009cm solid #c9c9c9" fo:border-bottom="0.018cm solid #00000a">
        <style:background-image/>
      </style:table-cell-properties>
    </style:style>
    <style:style style:name="Table6.B4" style:family="table-cell">
      <style:table-cell-properties fo:background-color="#ededed" fo:padding-left="0.191cm" fo:padding-right="0.191cm" fo:padding-top="0cm" fo:padding-bottom="0cm" fo:border-left="0.009cm solid #c9c9c9" fo:border-right="none" fo:border-top="0.009cm solid #c9c9c9" fo:border-bottom="0.018cm solid #00000a">
        <style:background-image/>
      </style:table-cell-properties>
    </style:style>
    <style:style style:name="Table6.A5" style:family="table-cell">
      <style:table-cell-properties fo:background-color="#ffffff" fo:padding-left="0.191cm" fo:padding-right="0.191cm" fo:padding-top="0cm" fo:padding-bottom="0cm" fo:border-left="none" fo:border-right="none" fo:border-top="0.018cm solid #00000a" fo:border-bottom="none">
        <style:background-image/>
      </style:table-cell-properties>
    </style:style>
    <style:style style:name="Table7" style:family="table">
      <style:table-properties style:width="16.491cm" fo:margin-left="-0.191cm" fo:margin-top="0cm" fo:margin-bottom="0cm" table:align="left" style:writing-mode="lr-tb"/>
    </style:style>
    <style:style style:name="Table7.A" style:family="table-column">
      <style:table-column-properties style:column-width="3.297cm"/>
    </style:style>
    <style:style style:name="Table7.B" style:family="table-column">
      <style:table-column-properties style:column-width="3.298cm"/>
    </style:style>
    <style:style style:name="Table7.1" style:family="table-row">
      <style:table-row-properties style:keep-together="true" fo:keep-together="auto"/>
    </style:style>
    <style:style style:name="Table7.A1" style:family="table-cell">
      <style:table-cell-properties fo:background-color="#ffffff" fo:padding-left="0.191cm" fo:padding-right="0.191cm" fo:padding-top="0cm" fo:padding-bottom="0cm" fo:border-left="none" fo:border-right="none" fo:border-top="none" fo:border-bottom="0.018cm solid #7f7f7f">
        <style:background-image/>
      </style:table-cell-properties>
    </style:style>
    <style:style style:name="Table7.A2" style:family="table-cell">
      <style:table-cell-properties fo:background-color="#ffffff" fo:padding-left="0.191cm" fo:padding-right="0.191cm" fo:padding-top="0cm" fo:padding-bottom="0cm" fo:border-left="none" fo:border-right="0.018cm solid #7f7f7f" fo:border-top="none" fo:border-bottom="none">
        <style:background-image/>
      </style:table-cell-properties>
    </style:style>
    <style:style style:name="Table7.B2" style:family="table-cell">
      <style:table-cell-properties fo:background-color="#f2f2f2" fo:padding-left="0.191cm" fo:padding-right="0.191cm" fo:padding-top="0cm" fo:padding-bottom="0cm" fo:border="none">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end" style:justify-single-word="false"/>
    </style:style>
    <style:style style:name="P3" style:family="paragraph" style:parent-style-name="Standard">
      <style:text-properties fo:color="#000000" style:font-name="Consolas" fo:font-size="9.5pt" fo:language="en" fo:country="US" style:font-size-asian="9.5pt" style:font-name-complex="Consolas1" style:font-size-complex="9.5pt"/>
    </style:style>
    <style:style style:name="P4" style:family="paragraph" style:parent-style-name="Standard">
      <style:text-properties style:font-name="Courier New" fo:language="en" fo:country="US" style:font-name-complex="Courier New1"/>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end" style:justify-single-word="false"/>
      <style:text-properties style:font-name="Calibri Light" fo:font-size="13pt" fo:language="en" fo:country="US" fo:font-style="italic" style:font-size-asian="13pt" style:font-style-asian="italic" style:font-name-complex="F" style:font-style-complex="italic"/>
    </style:style>
    <style:style style:name="P7" style:family="paragraph" style:parent-style-name="Standard">
      <style:text-properties style:font-name="Calibri Light" fo:font-size="13pt" fo:font-style="italic" style:font-size-asian="13pt" style:font-style-asian="italic" style:font-name-complex="F" style:font-style-complex="italic"/>
    </style:style>
    <style:style style:name="P8" style:family="paragraph" style:parent-style-name="Standard">
      <style:paragraph-properties fo:text-align="end" style:justify-single-word="false"/>
      <style:text-properties style:font-name="Calibri Light" fo:font-size="13pt" fo:font-style="italic" style:font-size-asian="13pt" style:font-style-asian="italic" style:font-name-complex="F" style:font-style-complex="italic"/>
    </style:style>
    <style:style style:name="P9" style:family="paragraph" style:parent-style-name="Standard">
      <style:paragraph-properties fo:break-before="page" style:border-line-width-bottom="0.002cm 0.035cm 0.002cm" fo:padding-left="0cm" fo:padding-right="0cm" fo:padding-top="0cm" fo:padding-bottom="0.035cm" fo:border-left="none" fo:border-right="none" fo:border-top="none" fo:border-bottom="0.039cm double #00000a"/>
    </style:style>
    <style:style style:name="P10" style:family="paragraph" style:parent-style-name="Standard">
      <style:paragraph-properties fo:break-before="page"/>
    </style:style>
    <style:style style:name="P11" style:family="paragraph" style:parent-style-name="Standard" style:master-page-name="Standard">
      <style:paragraph-properties style:page-number="auto"/>
      <style:text-properties fo:language="en" fo:country="US"/>
    </style:style>
    <style:style style:name="P12" style:family="paragraph" style:parent-style-name="List_20_Paragraph" style:list-style-name="WWNum7"/>
    <style:style style:name="P13" style:family="paragraph" style:parent-style-name="List_20_Paragraph">
      <style:paragraph-properties fo:margin-left="0cm" fo:margin-right="0cm" fo:text-indent="0cm" style:auto-text-indent="false"/>
    </style:style>
    <style:style style:name="T1" style:family="text">
      <style:text-properties fo:color="#4472c4" fo:font-size="18pt" fo:language="en" fo:country="US" fo:font-weight="bold" style:font-size-asian="18pt" style:font-weight-asian="bold" style:font-size-complex="18pt"/>
    </style:style>
    <style:style style:name="T2" style:family="text">
      <style:text-properties fo:color="#4472c4" fo:language="en" fo:country="US" fo:font-weight="bold" style:font-weight-asian="bold"/>
    </style:style>
    <style:style style:name="T3" style:family="text">
      <style:text-properties fo:color="#4472c4" style:font-name="Courier New" fo:language="en" fo:country="US" fo:font-weight="bold" style:font-weight-asian="bold" style:font-name-complex="Courier New1"/>
    </style:style>
    <style:style style:name="T4" style:family="text">
      <style:text-properties fo:language="en" fo:country="US"/>
    </style:style>
    <style:style style:name="T5" style:family="text">
      <style:text-properties fo:font-weight="bold" style:font-weight-asian="bold"/>
    </style:style>
    <style:style style:name="T6" style:family="text">
      <style:text-properties fo:font-size="24pt" fo:language="en" fo:country="US" fo:font-weight="bold" style:font-size-asian="24pt" style:font-weight-asian="bold" style:font-size-complex="24pt"/>
    </style:style>
    <style:style style:name="T7" style:family="text">
      <style:text-properties fo:color="#0000ff" style:font-name="Consolas" fo:font-size="9.5pt" fo:language="en" fo:country="US" style:font-size-asian="9.5pt" style:font-name-complex="Consolas1" style:font-size-complex="9.5pt"/>
    </style:style>
    <style:style style:name="T8" style:family="text">
      <style:text-properties style:font-name="Consolas" fo:language="en" fo:country="US" style:font-name-complex="Consolas1"/>
    </style:style>
    <style:style style:name="T9" style:family="text">
      <style:text-properties fo:color="#000000" style:font-name="Consolas" fo:font-size="9.5pt" fo:language="en" fo:country="US" style:font-size-asian="9.5pt" style:font-name-complex="Consolas1" style:font-size-complex="9.5pt"/>
    </style:style>
    <style:style style:name="T10" style:family="text">
      <style:text-properties fo:color="#808080" style:font-name="Consolas" fo:font-size="9.5pt" fo:language="en" fo:country="US" style:font-size-asian="9.5pt" style:font-name-complex="Consolas1" style:font-size-complex="9.5pt"/>
    </style:style>
    <style:style style:name="T11" style:family="text">
      <style:text-properties fo:color="#a31515" style:font-name="Consolas" fo:font-size="9.5pt" fo:language="en" fo:country="US" style:font-size-asian="9.5pt" style:font-name-complex="Consolas1" style:font-size-complex="9.5pt"/>
    </style:style>
    <style:style style:name="T12" style:family="text">
      <style:text-properties fo:color="#008080" style:font-name="Consolas" fo:font-size="9.5pt" fo:language="en" fo:country="US" style:font-size-asian="9.5pt" style:font-name-complex="Consolas1" style:font-size-complex="9.5pt"/>
    </style:style>
    <style:style style:name="T13" style:family="text">
      <style:text-properties fo:color="#7f7f7f" fo:font-size="18pt" fo:language="en" fo:country="US" fo:font-weight="bold" style:font-size-asian="18pt" style:font-weight-asian="bold" style:font-size-complex="18pt"/>
    </style:style>
    <style:style style:name="T14" style:family="text">
      <style:text-properties style:font-name="Courier New" fo:language="en" fo:country="US"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1"/>
      <text:p text:style-name="P2"><text:span text:style-name="T1">SODV 1101</text:span></text:p>
      <text:p text:style-name="P2"><text:span text:style-name="T6">Programming Fundamental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T1">Assignment 1</text:span></text:p>
      <text:p text:style-name="Standard"><text:span text:style-name="T6">Restaurant Bill</text:span></text:p>
      <text:p text:style-name="P1"/>
      <text:p text:style-name="P9"><text:span text:style-name="T6">Assignment 1: Written Questions</text:span></text:p>
      <text:p text:style-name="Standard"/>
      <table:table table:name="Table2" table:style-name="Table2">
        <table:table-column table:style-name="Table2.A"/>
        <table:table-column table:style-name="Table2.B"/>
        <table:table-row table:style-name="Table2.1">
          <table:table-cell table:style-name="Table2.A1" office:value-type="string">
            <text:list xml:id="list6469930383925638976" text:style-name="WWNum7">
              <text:list-item>
                <text:p text:style-name="P12">What is the difference between a syntax error and a logic error?<text:line-break/><text:line-break/><text:line-break/>A syntax error is an incorrect use of the language and the program will not compile, a logic error is when the program complies but doesn't give you the answer you wanted.<text:line-break/><text:line-break/><text:line-break/><text:line-break/><text:line-break/><text:line-break/><text:line-break/></text:p>
              </text:list-item>
            </text:list>
          </table:table-cell>
          <table:table-cell table:style-name="Table2.A1" office:value-type="string">
            <text:p text:style-name="P2">/ 8</text:p>
          </table:table-cell>
        </table:table-row>
        <table:table-row table:style-name="Table2.1">
          <table:table-cell table:style-name="Table2.A1" office:value-type="string">
            <text:list xml:id="list33401775" text:continue-numbering="true" text:style-name="WWNum7">
              <text:list-item>
                <text:p text:style-name="P12">What will the function call q2(5, 5, 2) return?<text:line-break/></text:p>
              </text:list-item>
            </text:list>
            <table:table table:name="Table1" table:style-name="Table1">
              <table:table-column table:style-name="Table1.A"/>
              <table:table-row table:style-name="Table1.1">
                <table:table-cell table:style-name="Table1.A1" office:value-type="string">
                  <text:p text:style-name="Standard"><text:span text:style-name="T7">double</text:span><text:span text:style-name="T9"> q2(</text:span><text:span text:style-name="T7">double</text:span><text:span text:style-name="T9"> </text:span><text:span text:style-name="T10">x</text:span><text:span text:style-name="T9">, </text:span><text:span text:style-name="T7">int</text:span><text:span text:style-name="T9"> </text:span><text:span text:style-name="T10">y</text:span><text:span text:style-name="T9">, </text:span><text:span text:style-name="T7">int</text:span><text:span text:style-name="T9"> </text:span><text:span text:style-name="T10">z</text:span><text:span text:style-name="T9">)</text:span></text:p>
                  <text:p text:style-name="Standard"><text:span text:style-name="T9">{</text:span></text:p>
                  <text:p text:style-name="Standard"><text:span text:style-name="T9"><text:s text:c="4"/></text:span><text:span text:style-name="T10">x</text:span><text:span text:style-name="T9"> /= </text:span><text:span text:style-name="T10">z</text:span><text:span text:style-name="T9">;</text:span></text:p>
                  <text:p text:style-name="Standard"><text:span text:style-name="T9"><text:s text:c="4"/></text:span><text:span text:style-name="T10">y</text:span><text:span text:style-name="T9"> /= </text:span><text:span text:style-name="T10">z</text:span><text:span text:style-name="T9">;</text:span></text:p>
                  <text:p text:style-name="Standard"><text:span text:style-name="T9"><text:s text:c="4"/></text:span><text:span text:style-name="T7">return</text:span><text:span text:style-name="T9"> </text:span><text:span text:style-name="T10">x</text:span><text:span text:style-name="T9"> + </text:span><text:span text:style-name="T10">y</text:span><text:span text:style-name="T9">;</text:span></text:p>
                  <text:p text:style-name="P13"><text:span text:style-name="T9">}</text:span></text:p>
                </table:table-cell>
              </table:table-row>
            </table:table>
            <text:p text:style-name="Standard"/>
            <text:p text:style-name="Standard"/>
            <text:p text:style-name="Standard">X is a double value so the answer is 2.5, y is and INT so when INT/INT = INT therefore 5/2 =2</text:p>
            <text:p text:style-name="Standard"/>
            <text:p text:style-name="Standard">Return = 2.5<text:line-break/><text:line-break/><text:line-break/><text:line-break/><text:line-break/></text:p>
          </table:table-cell>
          <table:table-cell table:style-name="Table2.A1" office:value-type="string">
            <text:p text:style-name="P2">/ 10</text:p>
          </table:table-cell>
        </table:table-row>
      </table:table>
      <text:p text:style-name="Standard"/>
      <text:p text:style-name="Standard"/>
      <text:p text:style-name="P10"/>
      <table:table table:name="Table4" table:style-name="Table4">
        <table:table-column table:style-name="Table4.A"/>
        <table:table-column table:style-name="Table4.B"/>
        <table:table-row table:style-name="Table4.1">
          <table:table-cell table:style-name="Table4.A1" office:value-type="string">
            <text:list xml:id="list33390855" text:continue-numbering="true" text:style-name="WWNum7">
              <text:list-item>
                <text:p text:style-name="P12">In the following function implementation there are 3 syntax errors and 1 logical error. Mark the errors in the code below with a circled number corresponding to the spaces provided, and <text:span text:style-name="T5">either</text:span> briefly explain why it is an error <text:span text:style-name="T5">or</text:span> give a fix for it.<text:line-break/></text:p>
              </text:list-item>
            </text:list>
            <table:table table:name="Table3" table:style-name="Table3">
              <table:table-column table:style-name="Table3.A"/>
              <table:table-row table:style-name="Table3.1">
                <table:table-cell table:style-name="Table3.A1" office:value-type="string">
                  <text:p text:style-name="Standard"><text:span text:style-name="T10">#include</text:span><text:span text:style-name="T9"> </text:span><text:span text:style-name="T11">&lt;iostream&gt;</text:span></text:p>
                  <text:p text:style-name="Standard"><text:span text:style-name="T7">using</text:span><text:span text:style-name="T9"> </text:span><text:span text:style-name="T7">namespace</text:span><text:span text:style-name="T9"> std;</text:span></text:p>
                  <text:p text:style-name="P3"/>
                  <text:p text:style-name="Standard"><text:span text:style-name="T7">double</text:span><text:span text:style-name="T9"> FahrenheitToCelsius(</text:span><text:span text:style-name="T7">double</text:span><text:span text:style-name="T9"> </text:span><text:span text:style-name="T10">fahrenheit</text:span><text:span text:style-name="T9">)</text:span></text:p>
                  <text:p text:style-name="Standard"><text:span text:style-name="T9">{</text:span></text:p>
                  <text:p text:style-name="Standard"><text:span text:style-name="T9"><text:s text:c="4"/></text:span><text:span text:style-name="T7">return</text:span><text:span text:style-name="T9"> (</text:span><text:span text:style-name="T10">fahrenheit</text:span><text:span text:style-name="T9"> - 32) * (5 / 9)</text:span></text:p>
                  <text:p text:style-name="Standard"><text:span text:style-name="T9">}</text:span></text:p>
                  <text:p text:style-name="P3"/>
                  <text:p text:style-name="Standard"><text:span text:style-name="T7">int</text:span><text:span text:style-name="T9"> main()</text:span></text:p>
                  <text:p text:style-name="Standard"><text:span text:style-name="T9">{</text:span></text:p>
                  <text:p text:style-name="Standard"><text:span text:style-name="T9"><text:s text:c="4"/></text:span><text:span text:style-name="T7">double</text:span><text:span text:style-name="T9"> fahrenheit;</text:span></text:p>
                  <text:p text:style-name="Standard"><text:span text:style-name="T9"><text:s text:c="4"/>cout </text:span><text:span text:style-name="T12">&lt;&lt;</text:span><text:span text:style-name="T9"> </text:span><text:span text:style-name="T11">"What is the temperature in Fahrenheit? "</text:span><text:span text:style-name="T9">;</text:span></text:p>
                  <text:p text:style-name="Standard"><text:span text:style-name="T9"><text:s text:c="4"/>cin &lt;&lt; fahrenheit;</text:span></text:p>
                  <text:p text:style-name="Standard"><text:span text:style-name="T9"><text:s text:c="4"/>cout </text:span><text:span text:style-name="T12">&lt;&lt;</text:span><text:span text:style-name="T9"> </text:span><text:span text:style-name="T11">"The temperature in celsius is: "</text:span><text:span text:style-name="T9">;</text:span></text:p>
                  <text:p text:style-name="Standard"><text:span text:style-name="T9"><text:s text:c="4"/></text:span><text:span text:style-name="T7">double</text:span><text:span text:style-name="T9"> celsius;</text:span></text:p>
                  <text:p text:style-name="Standard"><text:span text:style-name="T9"><text:s text:c="4"/>FahrenheitToCelsius(fahrenheit) = celsius;</text:span></text:p>
                  <text:p text:style-name="Standard"><text:span text:style-name="T9"><text:s text:c="4"/>cout </text:span><text:span text:style-name="T12">&lt;&lt;</text:span><text:span text:style-name="T9"> celsius;</text:span></text:p>
                  <text:p text:style-name="Standard"><text:span text:style-name="T9"><text:s text:c="4"/>cout </text:span><text:span text:style-name="T12">&lt;&lt;</text:span><text:span text:style-name="T9"> endl;</text:span></text:p>
                  <text:p text:style-name="Standard"><text:span text:style-name="T9"><text:s text:c="4"/></text:span><text:span text:style-name="T7">return</text:span><text:span text:style-name="T9"> 0;</text:span></text:p>
                  <text:p text:style-name="P13"><text:span text:style-name="T9">}</text:span></text:p>
                </table:table-cell>
              </table:table-row>
            </table:table>
            <text:p text:style-name="List_20_Paragraph"><text:line-break/>1) Syntax Error: <text:s/>return (fahrenheit – 32) * (5/9);</text:p>
            <text:p text:style-name="List_20_Paragraph"/>
            <text:p text:style-name="List_20_Paragraph">2) Syntax Error: cin&gt;&gt; fahrenheit</text:p>
            <text:p text:style-name="List_20_Paragraph"/>
            <text:p text:style-name="List_20_Paragraph">3) Syntax Error: <text:s/>celsius = FahrenheitToCelsius(fahrenheit)</text:p>
            <text:p text:style-name="List_20_Paragraph"/>
            <text:p text:style-name="List_20_Paragraph">4) Logic Error: <text:s text:c="3"/>5/9 is INT/INT... 5.0 / 9 is the proper way to get a double</text:p>
            <text:p text:style-name="List_20_Paragraph"><text:line-break/></text:p>
          </table:table-cell>
          <table:table-cell table:style-name="Table4.A1" office:value-type="string">
            <text:p text:style-name="P2">/ 12</text:p>
          </table:table-cell>
        </table:table-row>
      </table:table>
      <text:p text:style-name="Standard"/>
      <text:p text:style-name="Standard"/>
      <text:p text:style-name="P9"><text:span text:style-name="T6">Assignment 1: Restaurant Bill</text:span></text:p>
      <text:p text:style-name="P1"/>
      <text:p text:style-name="Standard"><text:span text:style-name="T13">Overview</text:span></text:p>
      <text:p text:style-name="P1"/>
      <text:p text:style-name="Standard"><text:span text:style-name="T4">Write a program to split a restaurant bill evenly between a given number of people.</text:span></text:p>
      <text:p text:style-name="P1"/>
      <text:p text:style-name="Standard"><text:span text:style-name="T13">Directions</text:span></text:p>
      <text:p text:style-name="P1"/>
      <text:p text:style-name="Standard"><text:span text:style-name="T4">Write a tool for calculating and splitting restaurant bills. Your program should ask the user how much the bill is before tax, what percentage the sales tax is, what percentage tip they would like to add, and how many people are splitting the bill. Calculate the final cost of the bill by first adding the sales tax, then adding the tip. Find the cost per person by dividing the bill by the number provided. Print each value to the console: the bill before tax, the bill after tax, the bill after tip, and the bill per person.</text:span></text:p>
      <text:p text:style-name="P1"/>
      <text:p text:style-name="Standard"><text:span text:style-name="T4">The listing below shows an example of what the input and output for this program might look like. Input by the user is listed in </text:span><text:span text:style-name="T2">blue</text:span><text:span text:style-name="T4">.</text:span></text:p>
      <text:p text:style-name="P1"/>
      <table:table table:name="Table5" table:style-name="Table5">
        <table:table-column table:style-name="Table5.A"/>
        <table:table-row table:style-name="Table5.1">
          <table:table-cell table:style-name="Table5.A1" office:value-type="string">
            <text:p text:style-name="Standard"><text:span text:style-name="T14">How much is the bill? </text:span><text:span text:style-name="T3">57.75</text:span></text:p>
            <text:p text:style-name="Standard"><text:span text:style-name="T14">How much is the tax (%)? </text:span><text:span text:style-name="T3">5</text:span></text:p>
            <text:p text:style-name="Standard"><text:span text:style-name="T14">How much is the tip (%)? </text:span><text:span text:style-name="T3">20</text:span></text:p>
            <text:p text:style-name="Standard"><text:span text:style-name="T14">How many people are paying? </text:span><text:span text:style-name="T3">3</text:span></text:p>
            <text:p text:style-name="P4"/>
            <text:p text:style-name="Standard"><text:span text:style-name="T14">Bill before tax: 57.75</text:span></text:p>
            <text:p text:style-name="Standard"><text:span text:style-name="T14">Bill after tax: <text:s/>60.64</text:span></text:p>
            <text:p text:style-name="Standard"><text:span text:style-name="T14">Bill after tip: <text:s/>72.76</text:span></text:p>
            <text:p text:style-name="Standard"><text:span text:style-name="T14">Bill per person: 24.26</text:span></text:p>
          </table:table-cell>
        </table:table-row>
      </table:table>
      <text:p text:style-name="P1"/>
      <text:p text:style-name="P1"/>
      <text:p text:style-name="P10"><text:span text:style-name="T13">Evaluation</text:span></text:p>
      <text:p text:style-name="P1"/>
      <text:p text:style-name="Standard"><text:span text:style-name="T4">This assignment has 3 main components, assigned marks as follows:</text:span></text:p>
      <text:p text:style-name="P1"/>
      <table:table table:name="Table6" table:style-name="Table6">
        <table:table-column table:style-name="Table6.A"/>
        <table:table-column table:style-name="Table6.B"/>
        <table:table-row table:style-name="Table6.1">
          <table:table-cell table:style-name="Table6.A1" office:value-type="string">
            <text:p text:style-name="P5"><text:span text:style-name="T4">Task</text:span></text:p>
          </table:table-cell>
          <table:table-cell table:style-name="Table6.A1" office:value-type="string">
            <text:p text:style-name="P5"><text:span text:style-name="T4">Marks</text:span></text:p>
          </table:table-cell>
        </table:table-row>
        <table:table-row table:style-name="Table6.1">
          <table:table-cell table:style-name="Table6.A2" office:value-type="string">
            <text:p text:style-name="P5"><text:span text:style-name="T4">Written Questions</text:span></text:p>
          </table:table-cell>
          <table:table-cell table:style-name="Table6.B2" office:value-type="string">
            <text:p text:style-name="Standard"><text:span text:style-name="T4">30</text:span></text:p>
          </table:table-cell>
        </table:table-row>
        <table:table-row table:style-name="Table6.1">
          <table:table-cell table:style-name="Table6.A3" office:value-type="string">
            <text:p text:style-name="P5"><text:span text:style-name="T4">Code Quality</text:span></text:p>
          </table:table-cell>
          <table:table-cell table:style-name="Table6.B3" office:value-type="string">
            <text:p text:style-name="Standard"><text:span text:style-name="T4">20</text:span></text:p>
          </table:table-cell>
        </table:table-row>
        <table:table-row table:style-name="Table6.1">
          <table:table-cell table:style-name="Table6.A4" office:value-type="string">
            <text:p text:style-name="P5"><text:span text:style-name="T4">Code Functionality</text:span></text:p>
          </table:table-cell>
          <table:table-cell table:style-name="Table6.B4" office:value-type="string">
            <text:p text:style-name="Standard"><text:span text:style-name="T4">50</text:span></text:p>
          </table:table-cell>
        </table:table-row>
        <table:table-row table:style-name="Table6.1">
          <table:table-cell table:style-name="Table6.A5" office:value-type="string">
            <text:p text:style-name="P5"><text:span text:style-name="T4">Total</text:span></text:p>
          </table:table-cell>
          <table:table-cell table:style-name="Table6.A5" office:value-type="string">
            <text:p text:style-name="Standard"><text:span text:style-name="T4">100</text:span></text:p>
          </table:table-cell>
        </table:table-row>
      </table:table>
      <text:p text:style-name="P1"/>
      <text:p text:style-name="Standard"><text:span text:style-name="T4">Marks for written questions are indicated beside each question.</text:span></text:p>
      <text:p text:style-name="P1"/>
      <text:p text:style-name="Standard"><text:span text:style-name="T4">Code quality is worth 20 marks, but will be assigned a grade of 20, 15, 10, 5, or 0.</text:span></text:p>
      <text:p text:style-name="P1"/>
      <table:table table:name="Table7" table:style-name="Table7">
        <table:table-column table:style-name="Table7.A"/>
        <table:table-column table:style-name="Table7.B" table:number-columns-repeated="4"/>
        <table:table-row table:style-name="Table7.1">
          <table:table-cell table:style-name="Table7.A1" office:value-type="string">
            <text:p text:style-name="P6"/>
          </table:table-cell>
          <table:table-cell table:style-name="Table7.A1" office:value-type="string">
            <text:p text:style-name="P7"><text:span text:style-name="T4">20 - Excellent</text:span></text:p>
          </table:table-cell>
          <table:table-cell table:style-name="Table7.A1" office:value-type="string">
            <text:p text:style-name="P7"><text:span text:style-name="T4">15 - Good</text:span></text:p>
          </table:table-cell>
          <table:table-cell table:style-name="Table7.A1" office:value-type="string">
            <text:p text:style-name="P7"><text:span text:style-name="T4">10 - Fair</text:span></text:p>
          </table:table-cell>
          <table:table-cell table:style-name="Table7.A1" office:value-type="string">
            <text:p text:style-name="P7"><text:span text:style-name="T4">5 - Poor</text:span></text:p>
          </table:table-cell>
        </table:table-row>
        <table:table-row table:style-name="Table7.1">
          <table:table-cell table:style-name="Table7.A2" office:value-type="string">
            <text:p text:style-name="P8"><text:span text:style-name="T4">Code quality</text:span></text:p>
          </table:table-cell>
          <table:table-cell table:style-name="Table7.B2" office:value-type="string">
            <text:p text:style-name="Standard"><text:span text:style-name="T4">Code is well organized, clear, and easy to read. Style is consistent throughout and comments are used where needed.</text:span></text:p>
          </table:table-cell>
          <table:table-cell table:style-name="Table7.B2" office:value-type="string">
            <text:p text:style-name="Standard"><text:span text:style-name="T4">Code is mostly clear. A few inconsistencies in style, or locations where comments would help with readability.</text:span></text:p>
          </table:table-cell>
          <table:table-cell table:style-name="Table7.B2" office:value-type="string">
            <text:p text:style-name="Standard"><text:span text:style-name="T4">Code is disorganized or could use some refactoring. Style is inconsistent with little to no documentation.</text:span></text:p>
          </table:table-cell>
          <table:table-cell table:style-name="Table7.B2" office:value-type="string">
            <text:p text:style-name="Standard"><text:span text:style-name="T4">Code is very difficult to read.</text:span></text:p>
          </table:table-cell>
        </table:table-row>
      </table:table>
      <text:p text:style-name="P1"/>
      <text:p text:style-name="Standard"><text:span text:style-name="T4">Functionality will be tested with standard automated tests. </text:span><text:bookmark text:name="_GoBack"/><text:span text:style-name="T4">Students are also encouraged to run their own tests on their code.</text:span></text:p>
      <text:p text:style-name="P1"/>
      <text:p text:style-name="Standard"><text:span text:style-name="T13">Bonus</text:span></text:p>
      <text:p text:style-name="P1"/>
      <text:p text:style-name="Standard"><text:span text:style-name="T4">Round each calculation as follows: calculating taxes should round the result to the nearest cent; calculating tip should round down; calculating individual person bill should round up.</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CA"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family-generic="roman"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Brown</meta:initial-creator>
    <meta:editing-cycles>14</meta:editing-cycles>
    <meta:creation-date>2018-07-23T19:28:00</meta:creation-date>
    <dc:date>2018-09-24T13:11:54.47</dc:date>
    <meta:editing-duration>PT15M1S</meta:editing-duration>
    <meta:generator>OpenOffice/4.1.3$Win32 OpenOffice.org_project/413m1$Build-9783</meta:generator>
    <meta:document-statistic meta:table-count="7" meta:image-count="0" meta:object-count="0" meta:page-count="5" meta:paragraph-count="82" meta:word-count="615" meta:character-count="34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